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 * 1.60934" office:value-type="float" office:value="0.0000534885517548463" calcext:value-type="float">
            <text:p>5.34885517548463E-05</text:p>
          </table:table-cell>
          <table:table-cell table:formula="of:=[.J2]*1000" office:value-type="float" office:value="0.0534885517548463" calcext:value-type="float">
            <text:p>0.053488551754846</text:p>
          </table:table-cell>
          <table:table-cell table:formula="of:=[.K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 * 1.60934" office:value-type="float" office:value="0.0000506163387096774" calcext:value-type="float">
            <text:p>5.06163387096774E-05</text:p>
          </table:table-cell>
          <table:table-cell table:formula="of:=[.J3]*1000" office:value-type="float" office:value="0.0506163387096774" calcext:value-type="float">
            <text:p>0.050616338709678</text:p>
          </table:table-cell>
          <table:table-cell table:formula="of:=[.K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 * 1.60934" office:value-type="float" office:value="0.0000534662462703781" calcext:value-type="float">
            <text:p>5.34662462703781E-05</text:p>
          </table:table-cell>
          <table:table-cell table:formula="of:=[.J4]*1000" office:value-type="float" office:value="0.0534662462703781" calcext:value-type="float">
            <text:p>0.053466246270378</text:p>
          </table:table-cell>
          <table:table-cell table:formula="of:=[.K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 * 1.60934" office:value-type="float" office:value="0.0000533519392125799" calcext:value-type="float">
            <text:p>5.33519392125799E-05</text:p>
          </table:table-cell>
          <table:table-cell table:formula="of:=[.J5]*1000" office:value-type="float" office:value="0.0533519392125799" calcext:value-type="float">
            <text:p>0.05335193921258</text:p>
          </table:table-cell>
          <table:table-cell table:formula="of:=[.K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 * 1.60934" office:value-type="float" office:value="0.0000534610448347455" calcext:value-type="float">
            <text:p>5.34610448347455E-05</text:p>
          </table:table-cell>
          <table:table-cell table:formula="of:=[.J6]*1000" office:value-type="float" office:value="0.0534610448347455" calcext:value-type="float">
            <text:p>0.053461044834746</text:p>
          </table:table-cell>
          <table:table-cell table:formula="of:=[.K6]*[.E6]" office:value-type="float" office:value="13.4187222535211" calcext:value-type="float">
            <text:p>13.418722253521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table:formula="of:=AVERAGE([.I2:.I6])" office:value-type="float" office:value="0.0000328562169314411" calcext:value-type="float">
            <text:p>3.28562169314411E-05</text:p>
          </table:table-cell>
          <table:table-cell table:formula="of:=AVERAGE([.J2:.J6])" office:value-type="float" office:value="0.0000528768241564455" calcext:value-type="float">
            <text:p>5.28768241564455E-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7:22:13.514043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11T00:10:59.365517216</dc:date>
    <meta:editing-duration>PT1H50M35S</meta:editing-duration>
    <meta:editing-cycles>7</meta:editing-cycles>
    <meta:generator>LibreOffice/7.0.4.1$Linux_X86_64 LibreOffice_project/00$Build-1</meta:generator>
    <meta:document-statistic meta:table-count="1" meta:cell-count="80" meta:object-count="0"/>
  </office:meta>
</office:document-meta>
</file>